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89" officeooo:paragraph-rsid="001b4a2a"/>
    </style:style>
    <style:style style:name="P2" style:family="paragraph" style:parent-style-name="Standard">
      <style:text-properties style:font-name="Bitstream Charter" fo:font-size="10pt" officeooo:rsid="00181534" officeooo:paragraph-rsid="00181534" style:font-size-asian="10pt" style:font-size-complex="10pt"/>
    </style:style>
    <style:style style:name="P3" style:family="paragraph" style:parent-style-name="Standard">
      <style:text-properties style:font-name="Bitstream Charter" fo:font-size="10pt" officeooo:rsid="00181534" officeooo:paragraph-rsid="001b4a2a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0pt" officeooo:rsid="00181534" officeooo:paragraph-rsid="00181534" style:font-size-asian="10pt" style:font-size-complex="10pt"/>
    </style:style>
    <style:style style:name="P5" style:family="paragraph" style:parent-style-name="Standard">
      <style:text-properties style:font-name="Bitstream Charter" fo:font-size="10pt" officeooo:rsid="00189e89" officeooo:paragraph-rsid="00189e89" style:font-size-asian="10pt" style:font-size-complex="10pt"/>
    </style:style>
    <style:style style:name="P6" style:family="paragraph" style:parent-style-name="Standard">
      <style:text-properties style:font-name="Bitstream Charter" fo:font-size="10pt" officeooo:rsid="001b4a2a" officeooo:paragraph-rsid="001b4a2a" style:font-size-asian="10pt" style:font-size-complex="10pt"/>
    </style:style>
    <style:style style:name="P7" style:family="paragraph" style:parent-style-name="Standard">
      <style:text-properties style:font-name="Bitstream Charter" fo:font-size="10pt" officeooo:rsid="001c72bd" officeooo:paragraph-rsid="001c72bd" style:font-size-asian="10pt" style:font-size-complex="10pt"/>
    </style:style>
    <style:style style:name="P8" style:family="paragraph" style:parent-style-name="Standard">
      <style:text-properties style:font-name="Bitstream Charter" fo:font-size="10pt" officeooo:rsid="001e108c" officeooo:paragraph-rsid="001e108c" style:font-size-asian="10pt" style:font-size-complex="10pt"/>
    </style:style>
    <style:style style:name="P9" style:family="paragraph" style:parent-style-name="Standard">
      <style:text-properties style:font-name="Bitstream Charter" fo:font-size="10pt" officeooo:rsid="001f117c" officeooo:paragraph-rsid="001f117c" style:font-size-asian="10pt" style:font-size-complex="10pt"/>
    </style:style>
    <style:style style:name="P10" style:family="paragraph" style:parent-style-name="Standard">
      <style:text-properties style:font-name="Bitstream Charter" fo:font-size="10pt" officeooo:rsid="002244d4" officeooo:paragraph-rsid="002244d4" style:font-size-asian="10pt" style:font-size-complex="10pt"/>
    </style:style>
    <style:style style:name="P11" style:family="paragraph" style:parent-style-name="Standard">
      <style:text-properties style:font-name="Bitstream Charter" fo:font-size="10pt" officeooo:rsid="0023e7f1" officeooo:paragraph-rsid="0023e7f1" style:font-size-asian="10pt" style:font-size-complex="10pt"/>
    </style:style>
    <style:style style:name="P12" style:family="paragraph" style:parent-style-name="Standard">
      <style:text-properties style:font-name="Bitstream Charter" fo:font-size="10pt" officeooo:rsid="0024d0ae" officeooo:paragraph-rsid="0024d0ae" style:font-size-asian="10pt" style:font-size-complex="10pt"/>
    </style:style>
    <style:style style:name="P13" style:family="paragraph" style:parent-style-name="Standard">
      <style:text-properties style:font-name="Bitstream Charter" fo:font-size="10pt" officeooo:rsid="002527f4" officeooo:paragraph-rsid="002527f4" style:font-size-asian="10pt" style:font-size-complex="10pt"/>
    </style:style>
    <style:style style:name="P14" style:family="paragraph" style:parent-style-name="Standard">
      <style:text-properties style:font-name="Bitstream Charter" fo:font-size="10pt" officeooo:rsid="002bda0a" officeooo:paragraph-rsid="002bda0a" style:font-size-asian="10pt" style:font-size-complex="10pt"/>
    </style:style>
    <style:style style:name="P15" style:family="paragraph" style:parent-style-name="Standard">
      <style:text-properties style:font-name="Bitstream Charter" fo:font-size="10pt" officeooo:rsid="002d889a" officeooo:paragraph-rsid="002d889a" style:font-size-asian="10pt" style:font-size-complex="10pt"/>
    </style:style>
    <style:style style:name="P16" style:family="paragraph" style:parent-style-name="Standard">
      <style:text-properties style:font-name="Bitstream Charter" fo:font-size="10pt" officeooo:rsid="002f209a" officeooo:paragraph-rsid="002f209a" style:font-size-asian="10pt" style:font-size-complex="10pt"/>
    </style:style>
    <style:style style:name="P17" style:family="paragraph" style:parent-style-name="Standard">
      <style:text-properties style:font-name="Bitstream Charter" fo:font-size="10pt" officeooo:rsid="0031df26" officeooo:paragraph-rsid="0031df26" style:font-size-asian="10pt" style:font-size-complex="10pt"/>
    </style:style>
    <style:style style:name="P18" style:family="paragraph" style:parent-style-name="Standard">
      <style:text-properties style:font-name="Bitstream Charter" fo:font-size="10pt" officeooo:rsid="00326c24" officeooo:paragraph-rsid="00326c24" style:font-size-asian="10pt" style:font-size-complex="10pt"/>
    </style:style>
    <style:style style:name="P19" style:family="paragraph" style:parent-style-name="Standard">
      <style:text-properties style:font-name="Bitstream Charter" fo:font-size="10pt" officeooo:rsid="0032b50f" officeooo:paragraph-rsid="0032b50f" style:font-size-asian="10pt" style:font-size-complex="10pt"/>
    </style:style>
    <style:style style:name="P20" style:family="paragraph" style:parent-style-name="Standard">
      <style:text-properties style:font-name="Bitstream Charter" fo:font-size="10pt" officeooo:rsid="00355995" officeooo:paragraph-rsid="00355995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3faa58" officeooo:paragraph-rsid="003faa58" style:font-size-asian="10pt" style:font-name-complex="Calibri1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40b67a" officeooo:paragraph-rsid="0040b67a" style:font-size-asian="10pt" style:font-name-complex="Calibri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43f2c5" officeooo:paragraph-rsid="0043f2c5" style:font-size-asian="10pt" style:font-name-complex="Calibri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4597d2" officeooo:paragraph-rsid="004597d2" style:font-size-asian="10pt" style:font-name-complex="Calibri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475a14" officeooo:paragraph-rsid="00475a14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222222" style:font-name="Bitstream Charter" fo:font-size="10pt" fo:letter-spacing="normal" fo:font-style="normal" fo:font-weight="normal" officeooo:rsid="00488a18" officeooo:paragraph-rsid="00488a18" style:font-size-asian="10pt" style:font-name-complex="Calibri1" style:font-size-complex="10pt"/>
    </style:style>
    <style:style style:name="P27" style:family="paragraph" style:parent-style-name="List_20_Paragraph" style:list-style-name="WWNum4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222222" style:font-name="Bitstream Charter" fo:font-size="10pt" fo:letter-spacing="normal" fo:font-style="normal" fo:font-weight="normal" officeooo:rsid="00475a14" officeooo:paragraph-rsid="00475a14" style:font-size-asian="10pt" style:font-name-complex="Calibri1" style:font-size-complex="10pt"/>
    </style:style>
    <style:style style:name="T1" style:family="text">
      <style:text-properties officeooo:rsid="0019ff02"/>
    </style:style>
    <style:style style:name="T2" style:family="text">
      <style:text-properties officeooo:rsid="00303355"/>
    </style:style>
    <style:style style:name="T3" style:family="text">
      <style:text-properties officeooo:rsid="0042afa3"/>
    </style:style>
    <style:style style:name="T4" style:family="text">
      <style:text-properties style:font-name="Bitstream Charter" fo:font-size="10pt" style:font-size-asian="10pt" style:font-size-complex="10pt"/>
    </style:style>
    <style:style style:name="T5" style:family="text">
      <style:text-properties fo:font-size="12pt" fo:font-weight="bold" officeooo:rsid="00488a18" style:font-size-asian="12pt" style:font-weight-asian="bold" style:font-size-complex="12pt" style:font-weight-complex="bold"/>
    </style:style>
    <style:style style:name="T6" style:family="text">
      <style:text-properties officeooo:rsid="00475a14"/>
    </style:style>
    <style:style style:name="T7" style:family="text">
      <style:text-properties officeooo:rsid="003faa58"/>
    </style:style>
    <style:style style:name="T8" style:family="text">
      <style:text-properties officeooo:rsid="00488a18"/>
    </style:style>
    <style:style style:name="T9" style:family="text">
      <style:text-properties fo:font-weight="bold" officeooo:rsid="00488a1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"/><text:span text:style-name="T5">AWS interview Questions</text:span></text:p>
      <text:p text:style-name="P2"><text:span text:style-name="T6">1. </text:span>What is AWS?</text:p>
      <text:p text:style-name="P2"><text:span text:style-name="T6">2. </text:span>What is IAM and its purpose?</text:p>
      <text:p text:style-name="P2"><text:span text:style-name="T6">3. </text:span>What are policies in IAM?</text:p>
      <text:p text:style-name="P2"><text:span text:style-name="T6">4. </text:span>How to setup MFA?</text:p>
      <text:p text:style-name="P2"><text:span text:style-name="T6">5. </text:span>Two types of access for IAM user?</text:p>
      <text:p text:style-name="P2"><text:span text:style-name="T6">6. </text:span>What is EC2 service used for?</text:p>
      <text:p text:style-name="P2"><text:span text:style-name="T6">7. </text:span>Name few types of EC2 instances?</text:p>
      <text:p text:style-name="P2"><text:span text:style-name="T6">8. </text:span>Diff between T2 series and C series on Ec2 instances?</text:p>
      <text:p text:style-name="P2"><text:span text:style-name="T6">9. </text:span>What are AMI’s?</text:p>
      <text:p text:style-name="P2"><text:span text:style-name="T6">10. </text:span>What is AWS marketplace, what are community AMI’s?</text:p>
      <text:p text:style-name="P2"><text:span text:style-name="T6">11. </text:span>How can you create your own AMI?</text:p>
      <text:p text:style-name="P2"><text:span text:style-name="T6">12. </text:span>Enable termination protection option is for what?</text:p>
      <text:p text:style-name="P2"><text:span text:style-name="T6">13. </text:span>What is EBS?</text:p>
      <text:p text:style-name="P2"><text:span text:style-name="T6">14. </text:span>What are diffrent types of Volumes?</text:p>
      <text:p text:style-name="P2"><text:span text:style-name="T6">15. </text:span>Can we create volume in one zone and attach it to a instance in the other zone?</text:p>
      <text:p text:style-name="P5"><text:span text:style-name="T6">16. </text:span>How to take backups of EBS volume?</text:p>
      <text:p text:style-name="P5"><text:span text:style-name="T6">17.</text:span>How to restore lost/corrupted volumes in from sna<text:span text:style-name="T1">p</text:span>shots?</text:p>
      <text:p text:style-name="P6"><text:span text:style-name="T6">18. </text:span>How to transfer volume from one zone to other zone?</text:p>
      <text:p text:style-name="P6"><text:span text:style-name="T6">19. </text:span>How to resize EBS volumes.</text:p>
      <text:p text:style-name="P3"><text:span text:style-name="T6">20. </text:span>Modify volume feature from AWS?</text:p>
      <text:p text:style-name="P1"><text:a xlink:type="simple" xlink:href="https://aws.amazon.com/blogs/aws/amazon-ebs-update-new-elastic-volumes-change-everything/" text:style-name="Internet_20_link" text:visited-style-name="Visited_20_Internet_20_Link"><text:span text:style-name="T4">https://aws.amazon.com/blogs/aws/amazon-ebs-update-new-elastic-volumes-change-everything/</text:span></text:a></text:p>
      <text:p text:style-name="P7"><text:span text:style-name="T6">21. </text:span>What are security groups?</text:p>
      <text:p text:style-name="P7"><text:span text:style-name="T6">22. </text:span>Can we attach a Security group to multiple instances?</text:p>
      <text:p text:style-name="P8"><text:span text:style-name="T6">23. </text:span>What is diff between inbound and outbound rules in SG?</text:p>
      <text:p text:style-name="P9"><text:span text:style-name="T6">24. </text:span>What are Elastic IP’s and how is it diffrent from normal Public IP assigned to a EC2 instance?</text:p>
      <text:p text:style-name="P9"><text:span text:style-name="T6">25. </text:span>What are Key pairs?</text:p>
      <text:p text:style-name="P9"><text:span text:style-name="T6">26. </text:span>What is ELB?</text:p>
      <text:p text:style-name="P9"><text:span text:style-name="T6">27. </text:span>What are target groups?</text:p>
      <text:p text:style-name="P9"><text:span text:style-name="T6">28. </text:span>What are health check settings in target group?</text:p>
      <text:p text:style-name="P9"><text:span text:style-name="T6">29. </text:span>Describe advanced health check settings from Target groups?</text:p>
      <text:p text:style-name="P9"><text:span text:style-name="T6">30. </text:span>Diffrence between internet facing and internal ELB?</text:p>
      <text:p text:style-name="P10"><text:span text:style-name="T6">31. </text:span>What is VPC?</text:p>
      <text:p text:style-name="P10"><text:span text:style-name="T6">32. </text:span>What is default VPC?</text:p>
      <text:p text:style-name="P10"><text:span text:style-name="T6">33. </text:span>Can we create default VPC?</text:p>
      <text:p text:style-name="P10"><text:span text:style-name="T6">34. </text:span>What is DNS hostnames option used for in VPC?</text:p>
      <text:p text:style-name="P10"><text:span text:style-name="T6">35. </text:span>What are Subnets in VPC?</text:p>
      <text:p text:style-name="P10"><text:span text:style-name="T6">36. </text:span>What is diffrence between Private and Public subnet?</text:p>
      <text:p text:style-name="P10"><text:span text:style-name="T6">37. </text:span>How can you design a Highly available network in VPC?</text:p>
      <text:p text:style-name="P11"><text:span text:style-name="T6">38. </text:span>What are Internet Gateways?</text:p>
      <text:p text:style-name="P11"><text:span text:style-name="T6">39. </text:span>What are Nat gateways?</text:p>
      <text:p text:style-name="P12"><text:span text:style-name="T6">40. </text:span>What are Route tables?</text:p>
      <text:p text:style-name="P13"><text:span text:style-name="T6">41. </text:span>What are NACL?</text:p>
      <text:p text:style-name="P14"><text:span text:style-name="T6">42. </text:span>What is VPC Peering?</text:p>
      <text:p text:style-name="P15"><text:span text:style-name="T6">43. </text:span>What is RDS?</text:p>
      <text:p text:style-name="P16"><text:span text:style-name="T6">44. </text:span>What are diffrent DB softwares<text:span text:style-name="T2">(Engines)</text:span> supported by RDS?</text:p>
      <text:p text:style-name="P17"><text:span text:style-name="T6">45. </text:span>Diffrent DB instance types?</text:p>
      <text:p text:style-name="P18"><text:span text:style-name="T6">46. </text:span>What is MutiAZ RDS instances?</text:p>
      <text:p text:style-name="P19"><text:span text:style-name="T6">47. </text:span>Diffrent storage types in RDS?</text:p>
      <text:p text:style-name="P20"><text:span text:style-name="T6">48. </text:span>What is backup retention policy?</text:p>
      <text:list xml:id="list275001104476120531" text:style-name="WWNum4">
        <text:list-header>
          <text:p text:style-name="P27">49. <text:span text:style-name="T7">What is autoscaling? What triggers have you used for scaling?</text:span></text:p>
        </text:list-header>
      </text:list>
      <text:p text:style-name="P21"><text:span text:style-name="T6">50 .</text:span>What is s3cmd used for?</text:p>
      <text:p text:style-name="P21"><text:span text:style-name="T6">51. </text:span>What is AWS CLI used for? Give any real time scenario where you used AWS CLI?</text:p>
      <text:p text:style-name="P21"><text:span text:style-name="T6">52. </text:span>How can we mount s3bucket in Linux instance as a mountpoint? <text:span text:style-name="T3">Any real time use case for it?</text:span></text:p>
      <text:p text:style-name="P22"><text:span text:style-name="T6">53. </text:span>Please explain the procedure for setting up a alarm with Cloud Watch monitoring?</text:p>
      <text:p text:style-name="P22"><text:span text:style-name="T6">54. </text:span>What is AWS Beanstalk? Name any platform you used in beanstalk and the code deployment procedure for it?</text:p>
      <text:p text:style-name="P22"><text:span text:style-name="T6">55. </text:span>Name few customization options available with Beanstalk?</text:p>
      <text:p text:style-name="P22"><text:span text:style-name="T6">56. </text:span>What is Launch configuration in Autoscaling?</text:p>
      <text:p text:style-name="P23"><text:span text:style-name="T6">57. </text:span>What is Route 53 used for, name few features of route 53?</text:p>
      <text:p text:style-name="P24"><text:soft-page-break/><text:span text:style-name="T6">58. </text:span>Diffrence between AWS Region and Zone?</text:p>
      <text:p text:style-name="P25"><text:span text:style-name="T8">59. </text:span>How will you identify which one is public subnet &amp; private subnet in VPC</text:p>
      <text:p text:style-name="P25"/>
      <text:p text:style-name="P25"/>
      <text:p text:style-name="P25"><text:span text:style-name="T8">60. </text:span>Is Amazon EBS storage is NAC/SAN storage?</text:p>
      <text:p text:style-name="P25"><text:span text:style-name="T8">61. </text:span>What are services available to connect your premise data centre to AWS cloud?</text:p>
      <text:p text:style-name="P25"><text:span text:style-name="T8">62.</text:span>Can AWS EC2 access s3 bucket without access key?</text:p>
      <text:p text:style-name="P25"><text:span text:style-name="T8">63. </text:span>I want deploy containers but have storage persisents problems in AWS and in</text:p>
      <text:p text:style-name="P25">Docker?</text:p>
      <text:p text:style-name="P25"><text:span text:style-name="T8">64. </text:span>How are you using AWS in your project/company?</text:p>
      <text:p text:style-name="P25"><text:span text:style-name="T8">65. </text:span>Difference between IAM Roles &amp; Policies?</text:p>
      <text:p text:style-name="P25"/>
      <text:p text:style-name="P25"><text:span text:style-name="T8">66. </text:span>Describe your AWS Architecture in your company?</text:p>
      <text:p text:style-name="P25"><text:span text:style-name="T8">67. </text:span>What is RDS what is the work you have done in RDS?</text:p>
      <text:p text:style-name="P25"><text:span text:style-name="T8">68. </text:span>What is cloud formation?</text:p>
      <text:p text:style-name="P25"><text:span text:style-name="T8">69. </text:span>What is CDN?</text:p>
      <text:p text:style-name="P25"><text:span text:style-name="T8">70. </text:span>I have pdf files in an instance and they are eating away the space. I need these files,</text:p>
      <text:p text:style-name="P25">what is solution do you provide for accessing these files?</text:p>
      <text:p text:style-name="P25"><text:span text:style-name="T8">71</text:span>. What is route 53? How do you configure it? And link it to ELB?</text:p>
      <text:p text:style-name="P25">7<text:span text:style-name="T8">2</text:span>. What are private subnets? What is it needs?</text:p>
      <text:p text:style-name="P25"><text:span text:style-name="T8">73.</text:span> What is the need for having your application or instances in private subnets when you</text:p>
      <text:p text:style-name="P25"><text:s text:c="4"/>have public domain through route 53?</text:p>
      <text:p text:style-name="P25"><text:span text:style-name="T8">74</text:span>. Why we need to use Glacier?</text:p>
      <text:p text:style-name="P26">75. <text:span text:style-name="T6">Tell me S3 reduced redundancy vs infrequent access?</text:span></text:p>
      <text:p text:style-name="P26">76. <text:span text:style-name="T6">Tell me S3 Bucket level permissions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9:42:06.572864175</meta:creation-date>
    <dc:date>2018-01-11T16:05:08.268062149</dc:date>
    <meta:editing-duration>PT1H26M40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2" meta:paragraph-count="81" meta:word-count="679" meta:character-count="3727" meta:non-whitespace-character-count="3123"/>
  </office:meta>
</office:document-meta>
</file>